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b2ea" officeooo:paragraph-rsid="0006b2ea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o experimentador, </text:p>
      <text:p text:style-name="P1"/>
      <text:p text:style-name="P1">Organize suas 30 tentativas anotado o erro do seu colega. Será contabilizado erro caso o voluntário fique entre 6 e 8 centímetros.</text:p>
      <text:p text:style-name="P1">Nas primeiras 10 tentativas não forneça <text:span text:style-name="T1">feedback</text:span> para o colega (correto ou errado)</text:p>
      <text:p text:style-name="P1">Entre a 11-20 forneça <text:span text:style-name="T1">feedback</text:span> errado para o voluntário.</text:p>
      <text:p text:style-name="P1">Entre 20-30 forneça feedback correto. 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4:55:48.259499940</meta:creation-date>
    <dc:date>2023-02-08T15:02:18.408795218</dc:date>
    <meta:editing-duration>PT6M30S</meta:editing-duration>
    <meta:editing-cycles>1</meta:editing-cycles>
    <meta:document-statistic meta:table-count="0" meta:image-count="0" meta:object-count="0" meta:page-count="1" meta:paragraph-count="5" meta:word-count="51" meta:character-count="328" meta:non-whitespace-character-count="279"/>
    <meta:generator>LibreOffice/7.0.4.2$Linux_X86_64 LibreOffice_project/00$Build-2</meta:generator>
  </office:meta>
</office:document-meta>
</file>